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a874" officeooo:paragraph-rsid="001aa874" style:font-size-asian="14pt" style:font-size-complex="14pt"/>
    </style:style>
    <style:style style:name="P2" style:family="paragraph" style:parent-style-name="Standard">
      <style:text-properties fo:font-size="14pt" officeooo:rsid="001aa874" officeooo:paragraph-rsid="001f18a4" style:font-size-asian="14pt" style:font-size-complex="14pt"/>
    </style:style>
    <style:style style:name="P3" style:family="paragraph" style:parent-style-name="Standard">
      <style:text-properties fo:font-size="14pt" officeooo:rsid="001aa874" officeooo:paragraph-rsid="00231685" style:font-size-asian="14pt" style:font-size-complex="14pt"/>
    </style:style>
    <style:style style:name="P4" style:family="paragraph" style:parent-style-name="Standard">
      <style:text-properties fo:font-size="14pt" officeooo:rsid="001aa874" officeooo:paragraph-rsid="00280248" style:font-size-asian="14pt" style:font-size-complex="14pt"/>
    </style:style>
    <style:style style:name="P5" style:family="paragraph" style:parent-style-name="Standard">
      <style:text-properties fo:font-size="14pt" officeooo:rsid="00231685" officeooo:paragraph-rsid="0023168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a874" officeooo:paragraph-rsid="001aa87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1aa874" officeooo:paragraph-rsid="001aa874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aa874" officeooo:paragraph-rsid="001f18a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aa874" officeooo:paragraph-rsid="00231685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aa874" officeooo:paragraph-rsid="00280248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e4751" officeooo:paragraph-rsid="001e4751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e4751" officeooo:paragraph-rsid="00202b41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e4751" officeooo:paragraph-rsid="0024a6c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e4751" officeooo:paragraph-rsid="00263a44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e4751" officeooo:paragraph-rsid="00280248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0af22" officeooo:paragraph-rsid="0020af22" style:font-size-asian="14pt" style:font-weight-asian="normal" style:font-size-complex="14pt" style:font-weight-complex="normal"/>
    </style:style>
    <style:style style:name="T1" style:family="text">
      <style:text-properties officeooo:rsid="001aa8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18a4" style:font-weight-asian="bold" style:font-weight-complex="bold"/>
    </style:style>
    <style:style style:name="T4" style:family="text">
      <style:text-properties fo:font-weight="bold" officeooo:rsid="00202b41" style:font-weight-asian="bold" style:font-weight-complex="bold"/>
    </style:style>
    <style:style style:name="T5" style:family="text">
      <style:text-properties fo:font-weight="bold" officeooo:rsid="00231685" style:font-weight-asian="bold" style:font-weight-complex="bold"/>
    </style:style>
    <style:style style:name="T6" style:family="text">
      <style:text-properties fo:font-weight="bold" officeooo:rsid="0023daed" style:font-weight-asian="bold" style:font-weight-complex="bold"/>
    </style:style>
    <style:style style:name="T7" style:family="text">
      <style:text-properties fo:font-weight="bold" officeooo:rsid="0024a6cb" style:font-weight-asian="bold" style:font-weight-complex="bold"/>
    </style:style>
    <style:style style:name="T8" style:family="text">
      <style:text-properties fo:font-weight="bold" officeooo:rsid="00253033" style:font-weight-asian="bold" style:font-weight-complex="bold"/>
    </style:style>
    <style:style style:name="T9" style:family="text">
      <style:text-properties fo:font-weight="bold" officeooo:rsid="00263a44" style:font-weight-asian="bold" style:font-weight-complex="bold"/>
    </style:style>
    <style:style style:name="T10" style:family="text">
      <style:text-properties fo:font-weight="bold" officeooo:rsid="001aa874" style:font-weight-asian="bold" style:font-weight-complex="bold"/>
    </style:style>
    <style:style style:name="T11" style:family="text">
      <style:text-properties fo:font-weight="bold" officeooo:rsid="00280248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31685" style:font-weight-asian="normal" style:font-weight-complex="normal"/>
    </style:style>
    <style:style style:name="T14" style:family="text">
      <style:text-properties officeooo:rsid="001f18a4"/>
    </style:style>
    <style:style style:name="T15" style:family="text">
      <style:text-properties officeooo:rsid="00202b41"/>
    </style:style>
    <style:style style:name="T16" style:family="text">
      <style:text-properties officeooo:rsid="00231685"/>
    </style:style>
    <style:style style:name="T17" style:family="text">
      <style:text-properties officeooo:rsid="00253033"/>
    </style:style>
    <style:style style:name="T18" style:family="text">
      <style:text-properties officeooo:rsid="00263a44"/>
    </style:style>
    <style:style style:name="T19" style:family="text">
      <style:text-properties officeooo:rsid="002802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adme File For Project Run</text:p>
      <text:p text:style-name="P6"/>
      <text:p text:style-name="P6"/>
      <text:p text:style-name="P1">1: Click on new game</text:p>
      <text:p text:style-name="P1"/>
      <text:p text:style-name="P1"/>
      <text:p text:style-name="P1">2: Enter player name</text:p>
      <text:p text:style-name="P1"/>
      <text:p text:style-name="P1">3: Rule page will open. On page click to Next... button for reveal level -1 play</text:p>
      <text:p text:style-name="P1"/>
      <text:p text:style-name="P1">4: At Level first of reveal player will <text:s/>play the quiz. There will be four questions to answer.</text:p>
      <text:p text:style-name="P1"><text:tab/></text:p>
      <text:p text:style-name="P7"><text:tab/>1) Answer for first question-<text:span text:style-name="T2"> Dobby</text:span></text:p>
      <text:p text:style-name="P7"><text:span text:style-name="T2"/></text:p>
      <text:p text:style-name="P7"><text:tab/>2) Answer for second Question – <text:span text:style-name="T2">Rubeus Hagrid</text:span></text:p>
      <text:p text:style-name="P7"><text:span text:style-name="T2"/></text:p>
      <text:p text:style-name="P7"><text:tab/>3) Answer for thirs Question – <text:span text:style-name="T2">Sirius</text:span></text:p>
      <text:p text:style-name="P7"><text:span text:style-name="T2"/></text:p>
      <text:p text:style-name="P7"><text:tab/>4)Answer for forth Question – <text:span text:style-name="T2">Basilisk</text:span></text:p>
      <text:p text:style-name="P7"><text:span text:style-name="T2"/></text:p>
      <text:p text:style-name="P11">5: After giving correct answer to all questions object identification page come</text:p>
      <text:p text:style-name="P11"><text:span text:style-name="T2"><text:s text:c="4"/></text:span></text:p>
      <text:p text:style-name="P11"><text:span text:style-name="T2"><text:s text:c="10"/>-</text:span>Object name is <text:span text:style-name="T2">-Locket</text:span></text:p>
      <text:p text:style-name="P11"><text:span text:style-name="T2"/></text:p>
      <text:p text:style-name="P2"><text:span text:style-name="T14">6</text:span>: At <text:span text:style-name="T14">second level</text:span> of reveal player will play the quiz. There will be four questions to answer.</text:p>
      <text:p text:style-name="P2"><text:tab/></text:p>
      <text:p text:style-name="P8"><text:tab/>1) Answer for first question-<text:span text:style-name="T2"> </text:span><text:span text:style-name="T3">Lecornum</text:span></text:p>
      <text:p text:style-name="P8"><text:span text:style-name="T2"/></text:p>
      <text:p text:style-name="P8"><text:tab/>2) Answer for second Question – <text:span text:style-name="T3">Invisibility Cloak</text:span></text:p>
      <text:p text:style-name="P8"><text:span text:style-name="T2"/></text:p>
      <text:p text:style-name="P8"><text:tab/>3) Answer for thirs Question – <text:span text:style-name="T3">Riddle’s Diary</text:span></text:p>
      <text:p text:style-name="P8"><text:span text:style-name="T2"/></text:p>
      <text:p text:style-name="P8"><text:span text:style-name="T2"><text:tab/>4)</text:span>Answer for forth Question <text:span text:style-name="T2">– </text:span><text:span text:style-name="T3">Expecto Petronum</text:span></text:p>
      <text:p text:style-name="P8"><text:span text:style-name="T3"/></text:p>
      <text:p text:style-name="P12"><text:span text:style-name="T15">7</text:span>: After giving correct answer to all questions object identification page come</text:p>
      <text:p text:style-name="P12"><text:span text:style-name="T2"><text:s text:c="4"/></text:span></text:p>
      <text:p text:style-name="P12"><text:span text:style-name="T3"><text:s text:c="10"/>-</text:span><text:span text:style-name="T14">Object name is</text:span><text:span text:style-name="T3"> -</text:span><text:span text:style-name="T4">Golden Snitch</text:span></text:p>
      <text:p text:style-name="P12"><text:span text:style-name="T4"/></text:p>
      <text:p text:style-name="P16"><text:span text:style-name="T15">8: </text:span>After playing two levels of reveal Player will enter into Duel stage of the game.</text:p>
      <text:p text:style-name="P16"/>
      <text:p text:style-name="P16"><text:soft-page-break/><text:s text:c="2"/><text:tab/>-Here player ‘s character harry flights against voldemort</text:p>
      <text:p text:style-name="P16"><text:tab/>- Both opponents use different spells or wands against each other, if one player <text:tab/>looses other wins.</text:p>
      <text:p text:style-name="P16"/>
      <text:p text:style-name="P3"><text:span text:style-name="T16">9</text:span>: <text:span text:style-name="T5">I</text:span><text:span text:style-name="T13">f Harry wins. Player will enter into the page where he will ask to select either Reveal or Duel. </text:span></text:p>
      <text:p text:style-name="P3"><text:span text:style-name="T5"/></text:p>
      <text:p text:style-name="P5"><text:span text:style-name="T2"><text:tab/></text:span><text:span text:style-name="T8">1)i</text:span><text:span text:style-name="T12">f player selects Reveal , he enters third level of reveal. </text:span><text:span text:style-name="T1">At </text:span>Third<text:span text:style-name="T1"> level of reveal <text:tab/>player will <text:s/>play the quiz. There will be four questions to answer.</text:span></text:p>
      <text:p text:style-name="P3"><text:tab/></text:p>
      <text:p text:style-name="P9"><text:tab/>1) Answer for first question-<text:span text:style-name="T2"> <text:s/></text:span><text:span text:style-name="T6">150</text:span></text:p>
      <text:p text:style-name="P9"><text:span text:style-name="T2"/></text:p>
      <text:p text:style-name="P9"><text:tab/>2) Answer for second Question – <text:span text:style-name="T6">4</text:span></text:p>
      <text:p text:style-name="P9"><text:span text:style-name="T2"/></text:p>
      <text:p text:style-name="P9"><text:tab/>3) Answer for thirs Question – <text:span text:style-name="T6">Threstral</text:span></text:p>
      <text:p text:style-name="P9"><text:span text:style-name="T2"/></text:p>
      <text:p text:style-name="P9"><text:span text:style-name="T2"><text:tab/></text:span>4)Answer for forth Question <text:span text:style-name="T2">– </text:span><text:span text:style-name="T6">Ridikulous</text:span></text:p>
      <text:p text:style-name="P9"><text:span text:style-name="T6"/></text:p>
      <text:p text:style-name="P13"><text:s text:c="9"/>- After giving correct answer to all questions object identification page come</text:p>
      <text:p text:style-name="P13"><text:span text:style-name="T2"><text:s text:c="4"/></text:span></text:p>
      <text:p text:style-name="P13"><text:span text:style-name="T3"><text:s text:c="9"/><text:tab/> </text:span><text:span text:style-name="T14">-Object name is</text:span><text:span text:style-name="T3"> -</text:span><text:span text:style-name="T7">Quitdit</text:span><text:span text:style-name="T8">ch </text:span></text:p>
      <text:p text:style-name="P13"><text:span text:style-name="T8"/></text:p>
      <text:p text:style-name="P13"><text:span text:style-name="T8"><text:tab/></text:span><text:span text:style-name="T17">-After this object identification page player enter into duel level.</text:span></text:p>
      <text:p text:style-name="P13"/>
      <text:p text:style-name="P15"><text:span text:style-name="T8"><text:tab/></text:span><text:span text:style-name="T9">2)</text:span><text:span text:style-name="T8">i</text:span><text:span text:style-name="T16">f player selects Duel , he enters second level of Duel. At this level he plays</text:span></text:p>
      <text:p text:style-name="P15"><text:span text:style-name="T16"><text:s/><text:tab/>same as first level of Duel. After playing this Player enters at third level of <text:tab/>Reveal. At Third level of reveal player will <text:s/>play the quiz. There will be four <text:tab/>questions to answer.</text:span></text:p>
      <text:p text:style-name="P4"><text:tab/></text:p>
      <text:p text:style-name="P10"><text:tab/>1) Answer for first question-<text:span text:style-name="T2"> <text:s/></text:span><text:span text:style-name="T6">150</text:span></text:p>
      <text:p text:style-name="P10"><text:span text:style-name="T2"/></text:p>
      <text:p text:style-name="P10"><text:tab/>2) Answer for second Question – <text:span text:style-name="T6">4</text:span></text:p>
      <text:p text:style-name="P10"><text:span text:style-name="T2"/></text:p>
      <text:p text:style-name="P10"><text:tab/>3) Answer for thirs Question – <text:span text:style-name="T6">Threstral</text:span></text:p>
      <text:p text:style-name="P10"><text:span text:style-name="T2"/></text:p>
      <text:p text:style-name="P10"><text:span text:style-name="T2"><text:tab/></text:span>4)Answer for forth Question <text:span text:style-name="T2">– </text:span><text:span text:style-name="T6">Ridikulous</text:span></text:p>
      <text:p text:style-name="P10"><text:span text:style-name="T6"/></text:p>
      <text:p text:style-name="P14"/>
      <text:p text:style-name="P13"><text:span text:style-name="T17"><text:s/></text:span></text:p>
      <text:p text:style-name="P13"><text:span text:style-name="T8"/></text:p>
      <text:p text:style-name="P13"><text:span text:style-name="T8"/></text:p>
      <text:p text:style-name="P1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2:18:27.059410762</meta:creation-date>
    <dc:date>2019-05-15T23:18:08.573934086</dc:date>
    <meta:editing-duration>PT48M24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2" meta:paragraph-count="44" meta:word-count="359" meta:character-count="2191" meta:non-whitespace-character-count="1763"/>
  </office:meta>
</office:document-meta>
</file>